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C0000003E9F1AD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44690912" text:id="ct44690912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44690912"/>self.Title()<text:change-end text:change-id="ct44690912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view.printXhtml(context, self.getDecision()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7-12T11:10:46.589168225</dc:date>
    <dc:language>fr-BE</dc:language>
    <meta:editing-cycles>101</meta:editing-cycles>
    <meta:editing-duration>P1DT6H31M43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